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35.26mm"/>
    </style:style>
    <style:style style:name="co4" style:family="table-column">
      <style:table-column-properties fo:break-before="auto" style:column-width="174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rotation-align="none"/>
      <style:text-properties fo:color="#000000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Schweregrad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Nachte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hydrant</text:p>
          </table:table-cell>
          <table:table-cell office:value-type="string" calcext:value-type="string">
            <text:p>Stetiges trockenes Gefühl im Mund</text:p>
          </table:table-cell>
          <table:table-cell office:value-type="string" calcext:value-type="string">
            <text:p>Er hat das Verlangen viel zu trinken, doch irgendwann ist das Fass voll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r Pfau</text:p>
          </table:table-cell>
          <table:table-cell table:style-name="ce3" office:value-type="string" calcext:value-type="string">
            <text:p>So viele attraktive Menschen... sie alle sehnen sich nach mir!</text:p>
          </table:table-cell>
          <table:table-cell office:value-type="string" calcext:value-type="string">
            <text:p>Er denkst jede Person des anderen Geschlechtes ist an dir interessiert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Über was lachen sie alle? Doch nicht über mich?</text:p>
          </table:table-cell>
          <table:table-cell office:value-type="string" calcext:value-type="string">
            <text:p>Sein Gesicht verformt sich und andere können nicht anders als bei seinem Anblick lachen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kfresse</text:p>
          </table:table-cell>
          <table:table-cell office:value-type="string" calcext:value-type="string">
            <text:p>Meine Haut! Sie ist… Grün!?</text:p>
          </table:table-cell>
          <table:table-cell office:value-type="string" calcext:value-type="string">
            <text:p>Charm -1, NPCs reagieren seltsam auf ihn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r späte Vogel</text:p>
          </table:table-cell>
          <table:table-cell table:style-name="ce3" office:value-type="string" calcext:value-type="string">
            <text:p>Warum bin ich nur immer so müde?</text:p>
          </table:table-cell>
          <table:table-cell office:value-type="string" calcext:value-type="string">
            <text:p>Er benötigt mehr Schlaf als andere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atralik</text:p>
          </table:table-cell>
          <table:table-cell office:value-type="string" calcext:value-type="string">
            <text:p>Wieso ist alles bloß so unglaublich traurig?</text:p>
          </table:table-cell>
          <table:table-cell office:value-type="string" calcext:value-type="string">
            <text:p>Die Hürde zu Weinen ist beinahe nicht vorhanden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koholfrei</text:p>
          </table:table-cell>
          <table:table-cell office:value-type="string" calcext:value-type="string">
            <text:p>Wenn ich dieses Bier nur ansehe, dann…. URGH!</text:p>
          </table:table-cell>
          <table:table-cell office:value-type="string" calcext:value-type="string">
            <text:p>Vollkommene Alkoholunverträglichkeit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Man will mir meinen Schatz wegnehmen. Niemand soll ihn haben!</text:p>
          </table:table-cell>
          <table:table-cell office:value-type="string" calcext:value-type="string">
            <text:p>Wird der Träger von seinem Item getrennt, fällt er 2 Tage ins Koma. Er denkt jeder will sein Item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red</text:p>
          </table:table-cell>
          <table:table-cell table:style-name="ce4" office:value-type="string" calcext:value-type="string">
            <text:p>Du fühlst dich als hättest du Stundenland einem langweiligen Theaterstück zugesehen.</text:p>
          </table:table-cell>
          <table:table-cell table:style-name="ce4" office:value-type="string" calcext:value-type="string">
            <text:p>Endurance -1, Wahrnehmung -1, Charme -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ute</text:p>
          </table:table-cell>
          <table:table-cell table:style-name="ce4" office:value-type="string" calcext:value-type="string">
            <text:p>Du bist nicht mehr in der Lage mit Sprache zu kommunizieren.</text:p>
          </table:table-cell>
          <table:table-cell table:style-name="ce4" office:value-type="string" calcext:value-type="string">
            <text:p>Du kannst keine Charme oder Überzeugenwürfe mehr machen und generell nicht mehr Sprechen.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ft</text:p>
          </table:table-cell>
          <table:table-cell table:style-name="ce4" office:value-type="string" calcext:value-type="string">
            <text:p>Vergiftet deinen Körper langsam wenn Hautkontakt.</text:p>
          </table:table-cell>
          <table:table-cell table:style-name="ce4" office:value-type="string" calcext:value-type="string">
            <text:p>-2 HP pro Runde im Gefecht oder -1 HP pro Stunde außerhalb des Gefechtes.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osopagnosie </text:p>
          </table:table-cell>
          <table:table-cell table:style-name="ce4" office:value-type="string" calcext:value-type="string">
            <text:p>Du kannst Gesichter nicht mehr auseinanderhalten.</text:p>
          </table:table-cell>
          <table:table-cell table:style-name="ce4" office:value-type="string" calcext:value-type="string">
            <text:p>Du weißt nicht mit wem du sprichst sofern die Person nicht offensichtliche Merkmale außerhalb des Gesichts hat.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orkout</text:p>
          </table:table-cell>
          <table:table-cell table:style-name="ce4" office:value-type="string" calcext:value-type="string">
            <text:p>Das Benutzen des Items versetzt dich in einen Zustand wie nach einem sehr harten Workout.</text:p>
          </table:table-cell>
          <table:table-cell table:style-name="ce4" office:value-type="string" calcext:value-type="string">
            <text:p>-3 Stärke nachdem du es benutzt für den Tag, nachdem du den Effekt an 14 aufeinanderfolgenden Tagen benutzt, erhöht sich deine Stärke dauerhaft um 1 (Effekt kann pro Person nur einmal erhalten werden.)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nlos</text:p>
          </table:table-cell>
          <table:table-cell office:value-type="string" calcext:value-type="string">
            <text:p>Immerhin kann ich noch sehen und spüren…</text:p>
          </table:table-cell>
          <table:table-cell office:value-type="string" calcext:value-type="string">
            <text:p>-10 Wahrnehmung, Probleme wenn du deine Sinne nutzen willst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ultier</text:p>
          </table:table-cell>
          <table:table-cell office:value-type="string" calcext:value-type="string">
            <text:p>Egal wie oft ich mich wasche, dieser verwesende Gestank will mich nicht trennen!</text:p>
          </table:table-cell>
          <table:table-cell office:value-type="string" calcext:value-type="string">
            <text:p>-10 Charm, -10 Überzeugen, +5 Einschüchtern. Gestank von extremer Verwesung hängt am Träg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asknochen</text:p>
          </table:table-cell>
          <table:table-cell office:value-type="string" calcext:value-type="string">
            <text:p>Jede Berührung ist eine Qual!</text:p>
          </table:table-cell>
          <table:table-cell office:value-type="string" calcext:value-type="string">
            <text:p>Der Träger erleidet bei jeden ihn treffenden Schaden einen Extra Schadenswüfel ; 1W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as Fluch</text:p>
          </table:table-cell>
          <table:table-cell office:value-type="string" calcext:value-type="string">
            <text:p>NEIN! Ich habe mir das verdient! </text:p>
          </table:table-cell>
          <table:table-cell office:value-type="string" calcext:value-type="string">
            <text:p>Hautkontakt mit Gold verwandelt dieses in Erd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unkie</text:p>
          </table:table-cell>
          <table:table-cell office:value-type="string" calcext:value-type="string">
            <text:p>Ich habe kein Problem mit, höchstens ohne.</text:p>
          </table:table-cell>
          <table:table-cell office:value-type="string" calcext:value-type="string">
            <text:p>Der Träger muss sein Alltag im ständigen Rausch verbringen (Alkohol, Zigaretten etc.) wenn nüchtern -5 auf alle Proben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öllerei</text:p>
          </table:table-cell>
          <table:table-cell office:value-type="string" calcext:value-type="string">
            <text:p>Mein Magen ist ein Loch. Nichts will mich sättigen.</text:p>
          </table:table-cell>
          <table:table-cell office:value-type="string" calcext:value-type="string">
            <text:p>Das Körpergewicht verdoppelt sich, wird fett und der Träger muss alle Nahrung essen die ihm vor die Augen kommt. -5 Char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phobisch</text:p>
          </table:table-cell>
          <table:table-cell office:value-type="string" calcext:value-type="string">
            <text:p>Die Wände! Sie kommen näher!</text:p>
          </table:table-cell>
          <table:table-cell office:value-type="string" calcext:value-type="string">
            <text:p>Sobald innerhalb von geschlossener Umgebung -5 auf alle Prob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greist</text:p>
          </table:table-cell>
          <table:table-cell table:style-name="ce5" office:value-type="string" calcext:value-type="string">
            <text:p>Dein Körper wird alt und gebrechlich, so wird kämpfen schwer.</text:p>
          </table:table-cell>
          <table:table-cell table:style-name="ce5" office:value-type="string" calcext:value-type="string">
            <text:p>Deine Max HP reduzieren sich auf 50%.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cker</text:p>
          </table:table-cell>
          <table:table-cell table:style-name="ce5" office:value-type="string" calcext:value-type="string">
            <text:p>Das Item scheint vampirischen Ursprunges zu sein, es suagt dein Blut.</text:p>
          </table:table-cell>
          <table:table-cell table:style-name="ce5" office:value-type="string" calcext:value-type="string">
            <text:p>-6 HP pro Runde im Gefecht oder -3 HP pro Stunde außerhalb des Gefechtes.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elenpakt</text:p>
          </table:table-cell>
          <table:table-cell office:value-type="string" calcext:value-type="string">
            <text:p>Um jeden Preis…</text:p>
          </table:table-cell>
          <table:table-cell office:value-type="string" calcext:value-type="string">
            <text:p>Für jedes Mal benutzen dieses Items musst du permanent einen beliebigen deiner 4 Mainstats um 1 veringern.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topfer</text:p>
          </table:table-cell>
          <table:table-cell office:value-type="string" calcext:value-type="string">
            <text:p>Welch Wert hat mein Fleisch, Angesichts göttlicher Macht!</text:p>
          </table:table-cell>
          <table:table-cell office:value-type="string" calcext:value-type="string">
            <text:p>Verringere deine aktuellen HP um 80% für jeden Us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Um mich herrscht die ewige Nacht.</text:p>
          </table:table-cell>
          <table:table-cell office:value-type="string" calcext:value-type="string">
            <text:p>Der Träger verliert sein Augenlicht.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nnenmann</text:p>
          </table:table-cell>
          <table:table-cell office:value-type="string" calcext:value-type="string">
            <text:p>ICH BRENNE! ICH BRENNE AM GANZEN LEIB!</text:p>
          </table:table-cell>
          <table:table-cell office:value-type="string" calcext:value-type="string">
            <text:p>Der Körper des Trägers brennt lichterloh. Er selber wird unempfindlich für Feuer. Nur nicht seine Kleider… oder Freunde.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ißel des Pazifisten</text:p>
          </table:table-cell>
          <table:table-cell office:value-type="string" calcext:value-type="string">
            <text:p>Dein Leid ist meines, dein ist mein Leid.</text:p>
          </table:table-cell>
          <table:table-cell office:value-type="string" calcext:value-type="string">
            <text:p>Jeder Schaden, den der Träger auf andere Wesen ausübt, wird ihm zugetragen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Fluch der Tiefe</text:p>
          </table:table-cell>
          <table:table-cell office:value-type="string" calcext:value-type="string">
            <text:p>Diese Luft, sie ist dicker als ein Leib Brot!</text:p>
          </table:table-cell>
          <table:table-cell office:value-type="string" calcext:value-type="string">
            <text:p>Dem Träger wachsen Kiemen. Er kann maximal 10 Minuten ohne Wasser auskommen sonst erstickt er. Unterwasser kann er allerdings sowohl atmen, sehen und sogar schneller schwimmen als sonst.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1T22:39:53</meta:creation-date>
    <dc:language>de-DE</dc:language>
    <dc:date>2024-02-19T23:26:27.523000000</dc:date>
    <meta:editing-cycles>18</meta:editing-cycles>
    <meta:editing-duration>PT2H58M35S</meta:editing-duration>
    <meta:generator>LibreOffice/6.2.2.2$Windows_X86_64 LibreOffice_project/2b840030fec2aae0fd2658d8d4f9548af4e3518d</meta:generator>
    <meta:document-statistic meta:table-count="1" meta:cell-count="116" meta:object-count="0"/>
    <meta:user-defined meta:name="AppVersion">15.0000</meta:user-defined>
  </office:meta>
</office:document-meta>
</file>